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18000000185FD282A8.png"/>
  <manifest:file-entry manifest:media-type="image/png" manifest:full-path="Pictures/100002010000001800000018396E1D9B.png"/>
  <manifest:file-entry manifest:media-type="image/png" manifest:full-path="Pictures/1000020100000018000000182F6B3C6F.png"/>
  <manifest:file-entry manifest:media-type="image/png" manifest:full-path="Pictures/100002010000001800000018B964F53B.png"/>
  <manifest:file-entry manifest:media-type="image/png" manifest:full-path="Pictures/100002010000001800000018105D362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1" svg:font-family="'Wingdings 2'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10.98cm"/>
    </style:style>
    <style:style style:name="co3" style:family="table-column">
      <style:table-column-properties fo:break-before="auto" style:column-width="10.502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Sans Unicode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vertical-align="middle"/>
      <style:text-properties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ucida Sans Unicode" fo:font-size="14pt" style:font-size-asian="14pt" style:font-size-complex="14pt"/>
    </style:style>
    <style:style style:name="ce4" style:family="table-cell" style:parent-style-name="Default">
      <style:text-properties style:font-name="Lucida Sans Unicode" fo:font-size="14pt" style:font-size-asian="14pt" style:font-size-complex="14pt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ucida Sans Unicode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Lucida Sans Unicode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Lucida Sans Unicod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style:rotation-angle="0"/>
      <style:paragraph-properties fo:text-align="center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  <style:text-properties style:font-name="Lucida Sans Unicode" fo:font-size="12pt" style:font-size-asian="12pt" style:font-size-complex="12pt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Wingdings 2" fo:font-size="15pt" style:font-name-asian="Wingdings 21" style:font-size-asian="15pt" style:font-name-complex="Wingdings 21" style:font-size-complex="15pt"/>
    </style:style>
  </office:automatic-styles>
  <office:body>
    <office:spreadsheet>
      <table:table table:name="Sheet2" table:style-name="ta1" table:print-ranges="Sheet2.A1:Sheet2.F17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3" table:number-columns-repeated="2" table:default-cell-style-name="ce9"/>
        <table:table-row table:style-name="ro1">
          <table:table-cell table:style-name="ce1" office:value-type="string" table:number-columns-spanned="6" table:number-rows-spanned="1">
            <text:p>Starbase Data Filters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2">
          <table:table-cell table:style-name="ce1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2" office:value-type="string">
            <text:p>Apply To Dataset</text:p>
          </table:table-cell>
          <table:table-cell table:style-name="ce7" office:value-type="string" table:number-columns-spanned="2" table:number-rows-spanned="1">
            <text:p>RawData</text:p>
          </table:table-cell>
          <table:covered-table-cell table:style-name="Default"/>
          <table:table-cell/>
          <table:table-cell table:style-name="ce7" office:value-type="string" table:number-columns-spanned="2" table:number-rows-spanned="1">
            <text:p>ProcessedData</text:p>
          </table:table-cell>
          <table:covered-table-cell table:style-name="Default"/>
        </table:table-row>
        <table:table-row table:style-name="ro4">
          <table:table-cell/>
          <table:table-cell table:style-name="ce8" office:value-type="string">
            <text:p>Timestamped</text:p>
          </table:table-cell>
          <table:table-cell table:style-name="ce11" office:value-type="string">
            <text:p>Indexed</text:p>
          </table:table-cell>
          <table:table-cell/>
          <table:table-cell table:style-name="ce8" office:value-type="string">
            <text:p>Timestamped</text:p>
          </table:table-cell>
          <table:table-cell table:style-name="ce11" office:value-type="string">
            <text:p>Indexed</text:p>
          </table:table-cell>
        </table:table-row>
        <table:table-row table:style-name="ro5">
          <table:table-cell table:style-name="ce3" office:value-type="string">
            <text:p><text:s text:c="5"/>PassThrough</text:p>
            <draw:frame table:end-cell-address="Sheet2.A6" table:end-x="0.633cm" table:end-y="0.004cm" draw:z-index="1" draw:name="Graphics 2" draw:style-name="gr1" draw:text-style-name="P1" svg:width="0.633cm" svg:height="0.633cm" svg:x="0cm" svg:y="0cm">
              <draw:image xlink:href="Pictures/100002010000001800000018396E1D9B.png" xlink:type="simple" xlink:show="embed" xlink:actuate="onLoad">
                <text:p/>
              </draw:image>
            </draw:frame>
          </table:table-cell>
          <table:table-cell office:value-type="string">
            <text:p>filterTimestampedListToTimeSeries <text:span text:style-name="T1">P</text:span></text:p>
          </table:table-cell>
          <table:table-cell office:value-type="string">
            <text:p>filterIndexedListToXYSeries <text:span text:style-name="T1">P</text:span></text:p>
          </table:table-cell>
          <table:table-cell/>
          <table:table-cell office:value-type="string">
            <text:p>filterTimeSeries <text:span text:style-name="T1">P</text:span></text:p>
          </table:table-cell>
          <table:table-cell office:value-type="string">
            <text:p>filterXYSeries <text:span text:style-name="T1">P</text:span></text:p>
          </table:table-cell>
        </table:table-row>
        <table:table-row table:style-name="ro6">
          <table:table-cell table:style-name="ce3">
            <draw:frame table:end-cell-address="Sheet2.A7" table:end-x="0.633cm" table:end-y="0.617cm" draw:z-index="2" draw:name="Graphics 3" draw:style-name="gr1" draw:text-style-name="P1" svg:width="0.633cm" svg:height="0.633cm" svg:x="0cm" svg:y="0.604cm">
              <draw:image xlink:href="Pictures/1000020100000018000000182F6B3C6F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5">
          <table:table-cell table:style-name="ce3" office:value-type="string">
            <text:p><text:s text:c="5"/>SimpleIntegrator</text:p>
          </table:table-cell>
          <table:table-cell office:value-type="string">
            <text:p>filterTimestampedListToTimeSeries <text:span text:style-name="T1">P</text:span></text:p>
          </table:table-cell>
          <table:table-cell table:style-name="ce12" office:value-type="string">
            <text:p>Not supported</text:p>
          </table:table-cell>
          <table:table-cell/>
          <table:table-cell office:value-type="string">
            <text:p>filterTimeSeries <text:span text:style-name="T1">P</text:span></text:p>
          </table:table-cell>
          <table:table-cell table:style-name="ce12" office:value-type="string">
            <text:p>Not supported</text:p>
          </table:table-cell>
        </table:table-row>
        <table:table-row table:style-name="ro6">
          <table:table-cell table:style-name="ce3">
            <draw:frame table:end-cell-address="Sheet2.A9" table:end-x="0.633cm" table:end-y="0.615cm" draw:z-index="3" draw:name="Graphics 4" draw:style-name="gr1" draw:text-style-name="P1" svg:width="0.633cm" svg:height="0.633cm" svg:x="0cm" svg:y="0.603cm">
              <draw:image xlink:href="Pictures/100002010000001800000018B964F53B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5">
          <table:table-cell table:style-name="ce3" office:value-type="string">
            <text:p><text:s text:c="4"/>LinearTransform</text:p>
          </table:table-cell>
          <table:table-cell office:value-type="string">
            <text:p>filterTimestampedListToTimeSeries <text:span text:style-name="T1">P</text:span></text:p>
          </table:table-cell>
          <table:table-cell office:value-type="string">
            <text:p>filterIndexedListToXYSeries <text:span text:style-name="T1">P</text:span></text:p>
          </table:table-cell>
          <table:table-cell/>
          <table:table-cell office:value-type="string">
            <text:p>filterTimeSeries <text:span text:style-name="T1">P</text:span></text:p>
          </table:table-cell>
          <table:table-cell office:value-type="string">
            <text:p>filterXYSeries <text:span text:style-name="T1">P</text:span></text:p>
          </table:table-cell>
        </table:table-row>
        <table:table-row table:style-name="ro6">
          <table:table-cell table:style-name="ce3">
            <draw:frame table:end-cell-address="Sheet2.A11" table:end-x="0.633cm" table:end-y="0.616cm" draw:z-index="4" draw:name="Graphics 5" draw:style-name="gr1" draw:text-style-name="P1" svg:width="0.633cm" svg:height="0.633cm" svg:x="0cm" svg:y="0.603cm">
              <draw:image xlink:href="Pictures/1000020100000018000000185FD282A8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5">
          <table:table-cell table:style-name="ce3" office:value-type="string">
            <text:p><text:s text:c="4"/>GOESXrayLinear</text:p>
          </table:table-cell>
          <table:table-cell office:value-type="string">
            <text:p>filterTimestampedListToTimeSeries <text:span text:style-name="T1">P</text:span></text:p>
          </table:table-cell>
          <table:table-cell table:style-name="ce12" office:value-type="string">
            <text:p>Not supported</text:p>
          </table:table-cell>
          <table:table-cell/>
          <table:table-cell office:value-type="string">
            <text:p>FilterTimeSeries ?</text:p>
          </table:table-cell>
          <table:table-cell table:style-name="ce12" office:value-type="string">
            <text:p>Not supported</text:p>
          </table:table-cell>
        </table:table-row>
        <table:table-row table:style-name="ro6">
          <table:table-cell table:style-name="ce3">
            <draw:frame table:end-cell-address="Sheet2.A13" table:end-x="0.633cm" table:end-y="0.623cm" draw:z-index="0" draw:name="Graphics 1" draw:style-name="gr1" draw:text-style-name="P1" svg:width="0.633cm" svg:height="0.641cm" svg:x="0cm" svg:y="0.603cm">
              <draw:image xlink:href="Pictures/100002010000001800000018105D3626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5">
          <table:table-cell table:style-name="ce3" office:value-type="string">
            <text:p><text:s text:c="5"/>Custom</text:p>
          </table:table-cell>
          <table:table-cell office:value-type="string">
            <text:p>filterTimestampedListToTimeSeries <text:span text:style-name="T1">P</text:span></text:p>
          </table:table-cell>
          <table:table-cell office:value-type="string">
            <text:p>filterIndexedListToXYSeries <text:span text:style-name="T1">P</text:span></text:p>
          </table:table-cell>
          <table:table-cell/>
          <table:table-cell office:value-type="string">
            <text:p>filterTimeSeries <text:span text:style-name="T1">P</text:span></text:p>
          </table:table-cell>
          <table:table-cell office:value-type="string">
            <text:p>filterXYSeries <text:span text:style-name="T1">P</text:span></text:p>
          </table:table-cell>
        </table:table-row>
        <table:table-row table:style-name="ro6">
          <table:table-cell table:style-name="ce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6">
          <table:table-cell table:style-name="ce4" office:value-type="string">
            <text:p>Method names are from DataFilterInterfac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7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7">
          <table:table-cell table:style-name="ce5" table:number-columns-repeated="6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8">
          <table:table-cell table:style-name="ce6" office:value-type="string">
            <text:p>Filters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7">
          <table:table-cell>
            <draw:frame table:end-cell-address="Sheet2.A23" table:end-x="0.634cm" table:end-y="0.612cm" draw:z-index="5" draw:name="Graphics 2" draw:style-name="gr1" draw:text-style-name="P1" svg:width="0.633cm" svg:height="0.633cm" svg:x="0.001cm" svg:y="0.431cm">
              <draw:image xlink:href="Pictures/100002010000001800000018396E1D9B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9">
          <table:table-cell table:style-name="ce3" office:value-type="string">
            <text:p><text:s text:c="5"/>PassThrough</text:p>
          </table:table-cell>
          <table:table-cell office:value-type="string">
            <text:p>filterTimestampedListToTimeSeries</text:p>
          </table:table-cell>
          <table:table-cell office:value-type="string">
            <text:p>filterIndexedListToXYSeries</text:p>
          </table:table-cell>
          <table:table-cell/>
          <table:table-cell office:value-type="string">
            <text:p>filterTimeSeries</text:p>
          </table:table-cell>
          <table:table-cell office:value-type="string">
            <text:p>filterXYSeries</text:p>
          </table:table-cell>
        </table:table-row>
        <table:table-row table:style-name="ro10">
          <table:table-cell/>
          <table:table-cell office:value-type="string">
            <text:p>createUnfilteredTimeSeriesFromList</text:p>
          </table:table-cell>
          <table:table-cell office:value-type="string">
            <text:p>createUnfilteredXYSeriesFromList</text:p>
          </table:table-cell>
          <table:table-cell/>
          <table:table-cell office:value-type="string">
            <text:p>createUnfilteredTimeSeriesFromTimeSeries</text:p>
          </table:table-cell>
          <table:table-cell office:value-type="string">
            <text:p>createUnfilteredXYSeriesFromXYSeries</text:p>
          </table:table-cell>
        </table:table-row>
        <table:table-row table:style-name="ro10">
          <table:table-cell table:number-columns-repeated="6"/>
        </table:table-row>
        <table:table-row table:style-name="ro10">
          <table:table-cell>
            <draw:frame table:end-cell-address="Sheet2.A27" table:end-x="0.634cm" table:end-y="0.572cm" draw:z-index="6" draw:name="Graphics 3" draw:style-name="gr1" draw:text-style-name="P1" svg:width="0.633cm" svg:height="0.633cm" svg:x="0.001cm" svg:y="0.475cm">
              <draw:image xlink:href="Pictures/1000020100000018000000182F6B3C6F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9">
          <table:table-cell table:style-name="ce3" office:value-type="string">
            <text:p><text:s text:c="5"/>SimpleIntegrator</text:p>
          </table:table-cell>
          <table:table-cell office:value-type="string">
            <text:p>filterTimestampedListToTimeSeries</text:p>
          </table:table-cell>
          <table:table-cell table:style-name="ce12" office:value-type="string">
            <text:p>Not supported</text:p>
          </table:table-cell>
          <table:table-cell/>
          <table:table-cell office:value-type="string">
            <text:p>filterTimeSeries</text:p>
          </table:table-cell>
          <table:table-cell table:style-name="ce12" office:value-type="string">
            <text:p>Not supported</text:p>
          </table:table-cell>
        </table:table-row>
        <table:table-row table:style-name="ro10">
          <table:table-cell/>
          <table:table-cell office:value-type="string">
            <text:p>createIntegratedTimeSeriesForChannel</text:p>
          </table:table-cell>
          <table:table-cell table:number-columns-repeated="2"/>
          <table:table-cell office:value-type="string">
            <text:p>createIntegratedTimeSeriesForChannel</text:p>
          </table:table-cell>
          <table:table-cell/>
        </table:table-row>
        <table:table-row table:style-name="ro10">
          <table:table-cell/>
          <table:table-cell office:value-type="string">
            <text:p>performIntegrationForChannel</text:p>
          </table:table-cell>
          <table:table-cell table:number-columns-repeated="2"/>
          <table:table-cell office:value-type="string">
            <text:p>performIntegrationForChannel</text:p>
          </table:table-cell>
          <table:table-cell/>
        </table:table-row>
        <table:table-row table:style-name="ro10">
          <table:table-cell table:number-columns-repeated="6"/>
        </table:table-row>
        <table:table-row table:style-name="ro10">
          <table:table-cell table:number-columns-repeated="4"/>
          <table:table-cell table:style-name="Default" table:number-columns-repeated="2"/>
        </table:table-row>
        <table:table-row table:style-name="ro11">
          <table:table-cell table:style-name="ce3" office:value-type="string">
            <text:p><text:s text:c="4"/>LinearTransform</text:p>
            <draw:frame table:end-cell-address="Sheet2.A33" table:end-x="0.634cm" table:end-y="0.062cm" draw:z-index="7" draw:name="Graphics 4" draw:style-name="gr1" draw:text-style-name="P1" svg:width="0.633cm" svg:height="0.633cm" svg:x="0.001cm" svg:y="0.028cm">
              <draw:image xlink:href="Pictures/100002010000001800000018B964F53B.png" xlink:type="simple" xlink:show="embed" xlink:actuate="onLoad">
                <text:p/>
              </draw:image>
            </draw:frame>
          </table:table-cell>
          <table:table-cell office:value-type="string">
            <text:p>filterTimestampedListToTimeSeries</text:p>
          </table:table-cell>
          <table:table-cell office:value-type="string">
            <text:p>filterIndexedListToXYSeries</text:p>
          </table:table-cell>
          <table:table-cell/>
          <table:table-cell office:value-type="string">
            <text:p>filterTimeSeries</text:p>
          </table:table-cell>
          <table:table-cell office:value-type="string">
            <text:p>filterXYSeries</text:p>
          </table:table-cell>
        </table:table-row>
        <table:table-row table:style-name="ro10" table:number-rows-repeated="2">
          <table:table-cell table:number-columns-repeated="3"/>
          <table:table-cell table:style-name="ce9"/>
          <table:table-cell table:number-columns-repeated="2"/>
        </table:table-row>
        <table:table-row table:style-name="ro11">
          <table:table-cell table:style-name="ce3" office:value-type="string">
            <text:p><text:s text:c="4"/>GOESXrayLinear</text:p>
            <draw:frame table:end-cell-address="Sheet2.A36" table:end-x="0.634cm" table:end-y="0.044cm" draw:z-index="8" draw:name="Graphics 5" draw:style-name="gr1" draw:text-style-name="P1" svg:width="0.633cm" svg:height="0.633cm" svg:x="0.001cm" svg:y="0.011cm">
              <draw:image xlink:href="Pictures/1000020100000018000000185FD282A8.png" xlink:type="simple" xlink:show="embed" xlink:actuate="onLoad">
                <text:p/>
              </draw:image>
            </draw:frame>
          </table:table-cell>
          <table:table-cell office:value-type="string">
            <text:p>filterTimestampedListToTimeSeries</text:p>
          </table:table-cell>
          <table:table-cell table:style-name="ce12" office:value-type="string">
            <text:p>Not supported</text:p>
          </table:table-cell>
          <table:table-cell table:style-name="ce9"/>
          <table:table-cell office:value-type="string">
            <text:p>filterTimeSeries</text:p>
          </table:table-cell>
          <table:table-cell table:style-name="ce12" office:value-type="string">
            <text:p>Not supported</text:p>
          </table:table-cell>
        </table:table-row>
        <table:table-row table:style-name="ro10">
          <table:table-cell table:number-columns-repeated="3"/>
          <table:table-cell table:style-name="ce9"/>
          <table:table-cell table:number-columns-repeated="2"/>
        </table:table-row>
        <table:table-row table:style-name="ro10">
          <table:table-cell>
            <draw:frame table:end-cell-address="Sheet2.A39" table:end-x="0.634cm" table:end-y="0.015cm" draw:z-index="9" draw:name="Graphics 1" draw:style-name="gr1" draw:text-style-name="P1" svg:width="0.633cm" svg:height="0.641cm" svg:x="0.001cm" svg:y="0.53cm">
              <draw:image xlink:href="Pictures/100002010000001800000018105D3626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6">
          <table:table-cell table:style-name="ce3" office:value-type="string">
            <text:p><text:s text:c="5"/>Custom</text:p>
          </table:table-cell>
          <table:table-cell office:value-type="string">
            <text:p>filterTimestampedListToTimeSeries</text:p>
          </table:table-cell>
          <table:table-cell office:value-type="string">
            <text:p>filterIndexedListToXYSeries</text:p>
          </table:table-cell>
          <table:table-cell table:style-name="ce9"/>
          <table:table-cell office:value-type="string">
            <text:p>filterTimeSeries</text:p>
          </table:table-cell>
          <table:table-cell office:value-type="string">
            <text:p>filterXYSeries</text:p>
          </table:table-cell>
        </table:table-row>
        <table:table-row table:style-name="ro10" table:number-rows-repeated="3">
          <table:table-cell table:number-columns-repeated="3"/>
          <table:table-cell table:style-name="ce9"/>
          <table:table-cell table:number-columns-repeated="2"/>
        </table:table-row>
        <table:table-row table:style-name="ro8">
          <table:table-cell table:style-name="ce6" office:value-type="string">
            <text:p>Imported Data</text:p>
          </table:table-cell>
          <table:table-cell table:style-name="Default"/>
          <table:table-cell/>
          <table:table-cell table:style-name="ce9"/>
          <table:table-cell table:number-columns-repeated="2"/>
        </table:table-row>
        <table:table-row table:style-name="ro6">
          <table:table-cell table:style-name="ce3"/>
          <table:table-cell office:value-type="string">
            <text:p>processImportedData</text:p>
          </table:table-cell>
          <table:table-cell office:value-type="string">
            <text:p>processImportedData</text:p>
          </table:table-cell>
          <table:table-cell table:style-name="ce9"/>
          <table:table-cell table:number-columns-repeated="2" table:style-name="ce12" office:value-type="string">
            <text:p>Not supported</text:p>
          </table:table-cell>
        </table:table-row>
        <table:table-row table:style-name="ro6">
          <table:table-cell table:style-name="ce3"/>
          <table:table-cell office:value-type="string">
            <text:p>filterCalendarisedRawDataToTimeSeries</text:p>
          </table:table-cell>
          <table:table-cell office:value-type="string">
            <text:p>filterColumnarRawDataToXYDataset</text:p>
          </table:table-cell>
          <table:table-cell table:style-name="ce9"/>
          <table:table-cell table:number-columns-repeated="2"/>
        </table:table-row>
        <table:table-row table:style-name="ro6">
          <table:table-cell table:style-name="ce3"/>
          <table:table-cell office:value-type="string">
            <text:p>filterTimestampedListToTimeSeries</text:p>
          </table:table-cell>
          <table:table-cell table:style-name="Default"/>
          <table:table-cell table:style-name="ce9"/>
          <table:table-cell table:number-columns-repeated="2"/>
        </table:table-row>
        <table:table-row table:style-name="ro6" table:number-rows-repeated="2">
          <table:table-cell table:style-name="ce3"/>
          <table:table-cell table:number-columns-repeated="2"/>
          <table:table-cell table:style-name="ce9"/>
          <table:table-cell table:number-columns-repeated="2"/>
        </table:table-row>
        <table:table-row table:style-name="ro8">
          <table:table-cell table:style-name="ce6" office:value-type="string">
            <text:p>Captured Data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6">
          <table:table-cell table:style-name="ce3"/>
          <table:table-cell office:value-type="string">
            <text:p>filterCalendarisedRawDataAndTemperature</text:p>
          </table:table-cell>
          <table:table-cell table:style-name="ce12" office:value-type="string">
            <text:p>Not supported</text:p>
          </table:table-cell>
          <table:table-cell table:style-name="ce9"/>
          <table:table-cell table:number-columns-repeated="2" table:style-name="ce12" office:value-type="string">
            <text:p>Not supported</text:p>
          </table:table-cell>
        </table:table-row>
        <table:table-row table:style-name="ro6">
          <table:table-cell table:style-name="ce3"/>
          <table:table-cell office:value-type="string">
            <text:p>filterTimestampedListToTimeSeries</text:p>
          </table:table-cell>
          <table:table-cell/>
          <table:table-cell table:style-name="ce9"/>
          <table:table-cell table:number-columns-repeated="2"/>
        </table:table-row>
        <table:table-row table:style-name="ro6" table:number-rows-repeated="3">
          <table:table-cell table:style-name="ce3"/>
          <table:table-cell table:number-columns-repeated="2"/>
          <table:table-cell table:style-name="ce9"/>
          <table:table-cell table:number-columns-repeated="2"/>
        </table:table-row>
        <table:table-row table:style-name="ro8">
          <table:table-cell table:style-name="ce6" office:value-type="string">
            <text:p>Commands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0">
          <table:table-cell/>
          <table:table-cell office:value-type="string">
            <text:p>applyLinearTransform</text:p>
          </table:table-cell>
          <table:table-cell office:value-type="string">
            <text:p>applyLinearTransform</text:p>
          </table:table-cell>
          <table:table-cell table:style-name="ce9"/>
          <table:table-cell office:value-type="string">
            <text:p>applyLinearTransform</text:p>
          </table:table-cell>
          <table:table-cell office:value-type="string">
            <text:p>applyLinearTransform</text:p>
          </table:table-cell>
        </table:table-row>
        <table:table-row table:style-name="ro10">
          <table:table-cell/>
          <table:table-cell office:value-type="string">
            <text:p>passThroughRawDataToXYDataset</text:p>
          </table:table-cell>
          <table:table-cell office:value-type="string">
            <text:p>passThroughRawDataToXYDataset</text:p>
          </table:table-cell>
          <table:table-cell table:style-name="ce9"/>
          <table:table-cell table:number-columns-repeated="2"/>
        </table:table-row>
        <table:table-row table:style-name="ro10">
          <table:table-cell/>
          <table:table-cell office:value-type="string">
            <text:p>filterCalendarisedRawDataToXYDataset</text:p>
          </table:table-cell>
          <table:table-cell office:value-type="string">
            <text:p>filterColumnarRawDataToXYDataset</text:p>
          </table:table-cell>
          <table:table-cell table:style-name="ce9"/>
          <table:table-cell table:number-columns-repeated="2"/>
        </table:table-row>
        <table:table-row table:style-name="ro10">
          <table:table-cell/>
          <table:table-cell table:style-name="Default"/>
          <table:table-cell/>
          <table:table-cell table:style-name="ce9"/>
          <table:table-cell table:number-columns-repeated="2"/>
        </table:table-row>
        <table:table-row table:style-name="ro10">
          <table:table-cell table:number-columns-repeated="3"/>
          <table:table-cell table:style-name="ce9"/>
          <table:table-cell table:number-columns-repeated="2"/>
        </table:table-row>
        <table:table-row table:style-name="ro7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8">
          <table:table-cell table:style-name="ce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6">
          <table:table-cell/>
          <table:table-cell table:style-name="ce10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10"/>
          <table:table-cell table:style-name="Default"/>
          <table:table-cell/>
          <table:table-cell table:style-name="Default"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1" svg:font-family="'Wingdings 2'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1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13/03/2013</text:date>, <text:time>23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T</meta:initial-creator>
    <meta:creation-date>2012-03-18T18:01:00.34</meta:creation-date>
    <dc:date>2013-03-13T23:22:45.89</dc:date>
    <dc:creator>T T</dc:creator>
    <meta:editing-duration>PT12H44M37S</meta:editing-duration>
    <meta:editing-cycles>30</meta:editing-cycles>
    <meta:generator>OpenOffice.org/3.4$Win32 OpenOffice.org_project/340m1$Build-9590</meta:generator>
    <meta:document-statistic meta:table-count="2" meta:cell-count="91" meta:object-count="10"/>
  </office:meta>
</office:document-meta>
</file>